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D000000635B66419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8pt" fo:language="bg" fo:country="BG" style:font-size-asian="18pt" style:font-size-complex="18pt"/>
    </style:style>
    <style:style style:name="P2" style:family="paragraph" style:parent-style-name="Header">
      <style:text-properties style:font-name="Verdana" fo:font-size="15pt" fo:language="en" fo:country="US" style:font-size-asian="15pt" style:font-size-complex="15pt"/>
    </style:style>
    <style:style style:name="P3" style:family="paragraph" style:parent-style-name="Header">
      <style:text-properties fo:language="bg" fo:country="BG"/>
    </style:style>
    <style:style style:name="P4" style:family="paragraph" style:parent-style-name="Horizontal_20_Line">
      <style:text-properties fo:font-size="15pt" fo:language="en" fo:country="US" style:font-size-asian="15pt" style:font-size-complex="1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fo:language="bg" fo:country="BG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2pt" fo:language="bg" fo:country="BG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3pt" fo:language="bg" fo:country="BG" fo:font-style="normal" style:font-size-asian="13pt" style:font-style-asian="normal" style:font-size-complex="13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3pt" fo:language="bg" fo:country="BG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3pt" fo:language="bg" fo:country="BG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5pt" fo:language="bg" fo:country="BG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2pt" fo:language="bg" fo:country="BG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2pt" fo:language="bg" fo:country="BG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2pt" fo:language="bg" fo:country="BG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">
      <style:paragraph-properties fo:margin-left="0cm" fo:margin-right="0cm" fo:margin-top="0cm" fo:margin-bottom="0.499cm" style:line-height-at-least="0.353cm" fo:text-indent="0cm" style:auto-text-indent="false" style:text-autospace="none"/>
      <style:text-properties style:use-window-font-color="true" style:text-outline="false" style:text-line-through-style="none" style:font-name="Verdana" fo:font-size="12pt" fo:font-style="normal" fo:text-shadow="1pt 1pt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Verdana" fo:font-weight="normal" style:font-weight-asian="normal" style:font-weight-complex="normal"/>
    </style:style>
    <style:style style:name="T2" style:family="text">
      <style:text-properties style:font-name="Verdana" fo:language="en" fo:country="US" fo:font-weight="normal" style:font-weight-asian="normal" style:font-weight-complex="normal"/>
    </style:style>
    <style:style style:name="T3" style:family="text">
      <style:text-properties style:font-name="Verdana" fo:font-size="15pt" fo:language="en" fo:country="US" style:font-size-asian="15pt" style:font-size-complex="15pt"/>
    </style:style>
    <style:style style:name="T4" style:family="text">
      <style:text-properties style:font-name="Verdana" fo:font-size="15pt" fo:language="zxx" fo:country="none" style:font-size-asian="15pt" style:font-size-complex="15pt"/>
    </style:style>
    <style:style style:name="T5" style:family="text">
      <style:text-properties fo:language="en" fo:country="U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#808080 0.18cm 0.18cm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Лекция 1</text:p>
      <text:p text:style-name="P11">Представяне на курса и преподавателите.</text:p>
      <text:p text:style-name="P11"><text:s/>Примитивни типове данни. <text:span text:style-name="T5">I</text:span>f-else statement.</text:p>
      <text:p text:style-name="P8"/>
      <text:p text:style-name="P8"/>
      <text:p text:style-name="P9">От книгата:</text:p>
      <text:p text:style-name="P9"/>
      <text:p text:style-name="P6">От 60 до 68 страница – Типове данни: int, long, double, float, char, boolean.</text:p>
      <text:p text:style-name="P6"/>
      <text:p text:style-name="P6">От 72 до 74 - Променливи - инициализиране на <text:tab/><text:tab/><text:tab/><text:tab/>променливи/динамична инициализация.</text:p>
      <text:p text:style-name="P6"/>
      <text:p text:style-name="P6">От 45 до 46 и от 102 до 106 – if-else statement.</text:p>
      <text:p text:style-name="P10"/>
      <text:p text:style-name="P9">Задачи за домашно:</text:p>
      <text:p text:style-name="P9"/>
      <text:p text:style-name="P10">Задача 1:</text:p>
      <text:p text:style-name="P13"/>
      <text:p text:style-name="P6">Да се изведат съобщения към потребителя и да се прочетат 2 числа от клавиатурата A и B (може да са с плаваща запетая – double).</text:p>
      <text:p text:style-name="P6">После да се прочете 3-то число C и да се провери дали то е м/у A и B.</text:p>
      <text:p text:style-name="P6">Да се изведе подходящо съобщение за това дали <text:span text:style-name="T5">C </text:span>е между <text:span text:style-name="T5">A </text:span>и <text:span text:style-name="T5">B.</text:span></text:p>
      <text:p text:style-name="P13"/>
      <text:p text:style-name="P10">Пример:</text:p>
      <text:p text:style-name="P6"><draw:frame draw:style-name="fr1" draw:name="Frame1" text:anchor-type="paragraph" svg:x="1.302cm" svg:y="0.441cm" svg:width="8.812cm" draw:z-index="2"><draw:text-box fo:min-height="4.293cm"><text:p text:style-name="P7">Въведете А:</text:p><text:p text:style-name="P7">13.2</text:p><text:p text:style-name="P7">Въведете В:</text:p><text:p text:style-name="P7">29.5</text:p><text:p text:style-name="P7">Въведете С:</text:p><text:p text:style-name="P7">22.1</text:p><text:p text:style-name="P6">Числото 22.1 е между 13.2 и 29.5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6"/>
      <text:p text:style-name="P6">Задача 2:</text:p>
      <text:p text:style-name="P6"/>
      <text:p text:style-name="P6">Въведете 2 различни целочислени числа от конзолата. Запишете тяхната сума, разлика, произведение, остатък от деление и целочислено деление в отделни променливи и разпечатайте тези резултати в конзолата. Опитайте същото с числа с плаваща запетая.</text:p>
      <text:p text:style-name="P6"><text:soft-page-break/>Задача 3:</text:p>
      <text:p text:style-name="P6"/>
      <text:p text:style-name="P6">Въведете 2 различни числа от конзолата и разменте стойността им. Разпечатайте новите стойности</text:p>
      <text:p text:style-name="P6"/>
      <text:p text:style-name="P6">Задача 4:</text:p>
      <text:p text:style-name="P6"/>
      <text:p text:style-name="P6">Въведете 2 различни числа от конзолата и ги разпечатайте в нарастващ ред.</text:p>
      <text:p text:style-name="P6"/>
      <text:p text:style-name="P6">Задача 5:</text:p>
      <text:p text:style-name="P6"/>
      <text:p text:style-name="P6">Въведете 3 различни числа от конзолата и ги разпечатайте в низходящ ред.</text:p>
      <text:p text:style-name="P6"/>
      <text:p text:style-name="P6">Задача 6:</text:p>
      <text:p text:style-name="P6"/>
      <text:p text:style-name="P6">Въведете 3 числа от клавиатурата а1, а2 и а3. Разменете стойностите им така, че а1 да има стойността на а2, а2 да има стойността на а3, а а3 да има старата стойност на а1.</text:p>
      <text:p text:style-name="P6"/>
      <text:p text:style-name="P6">Задача 7:</text:p>
      <text:p text:style-name="P6"/>
      <text:p text:style-name="P6">Въведете 3 променливи от клавиатурата – час (целочислен тип), сума пари (число с плаваща запетая), дали съм здрав – булев тип.</text:p>
      <text:p text:style-name="P6">Съставете програма, която взема решения на базата на тези данни по следния начин:</text:p>
      <text:p text:style-name="P6"><text:s text:c="2"/>- ако съм болен няма да излизам</text:p>
      <text:p text:style-name="P6"><text:s text:c="2"/>- ако имам пари ще си купя лекарства</text:p>
      <text:p text:style-name="P6"><text:s text:c="2"/>- ако нямам – ще стоя вкъщи и ще пия чай</text:p>
      <text:p text:style-name="P6"><text:s text:c="2"/>- ако съм здрав</text:p>
      <text:p text:style-name="P6"><text:s text:c="2"/>- ако имам по-малко от 10 лв ще отида на кафе и т.н</text:p>
      <text:p text:style-name="P6"/>
      <text:p text:style-name="P6">Полученото решение покажете като съобщение в конзола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font-name="Mangal" fo:font-size="36pt" fo:font-style="normal" fo:text-shadow="1pt 1pt" style:text-underline-style="none" fo:font-weight="normal" style:letter-kerning="true" style:font-name-asian="Mangal" style:font-size-asian="36pt" style:font-style-asian="normal" style:font-weight-asian="normal" style:font-name-complex="Mangal" style:font-size-complex="36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font-name="Mangal" fo:font-size="36pt" fo:font-style="normal" fo:text-shadow="1pt 1pt" style:text-underline-style="none" fo:font-weight="normal" style:letter-kerning="true" style:font-name-asian="Mangal" style:font-size-asian="36pt" style:font-style-asian="normal" style:font-weight-asian="normal" style:font-name-complex="Mangal" style:font-size-complex="36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font-name="Mangal" fo:font-size="36pt" fo:font-style="normal" fo:text-shadow="1pt 1pt" style:text-underline-style="none" fo:font-weight="normal" style:letter-kerning="true" style:font-name-asian="Mangal" style:font-size-asian="36pt" style:font-style-asian="normal" style:font-weight-asian="normal" style:font-name-complex="Mangal" style:font-size-complex="36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8pt" fo:language="bg" fo:country="BG" style:font-size-asian="18pt" style:font-size-complex="18pt"/>
    </style:style>
    <style:style style:name="MP2" style:family="paragraph" style:parent-style-name="Header">
      <style:text-properties style:font-name="Verdana" fo:font-size="15pt" fo:language="en" fo:country="US" style:font-size-asian="15pt" style:font-size-complex="15pt"/>
    </style:style>
    <style:style style:name="MP3" style:family="paragraph" style:parent-style-name="Header">
      <style:text-properties fo:language="bg" fo:country="BG"/>
    </style:style>
    <style:style style:name="MP4" style:family="paragraph" style:parent-style-name="Horizontal_20_Line">
      <style:text-properties fo:font-size="15pt" fo:language="en" fo:country="US" style:font-size-asian="15pt" style:font-size-complex="1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Verdana" fo:font-weight="normal" style:font-weight-asian="normal" style:font-weight-complex="normal"/>
    </style:style>
    <style:style style:name="MT2" style:family="text">
      <style:text-properties style:font-name="Verdana" fo:language="en" fo:country="US" fo:font-weight="normal" style:font-weight-asian="normal" style:font-weight-complex="normal"/>
    </style:style>
    <style:style style:name="MT3" style:family="text">
      <style:text-properties style:font-name="Verdana" fo:font-size="15pt" fo:language="en" fo:country="US" style:font-size-asian="15pt" style:font-size-complex="15pt"/>
    </style:style>
    <style:style style:name="MT4" style:family="text">
      <style:text-properties style:font-name="Verdana" fo:font-size="15pt" fo:language="zxx" fo:country="none" style:font-size-asian="15pt" style:font-size-complex="1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1.40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10.306cm" svg:y="0.175cm" svg:width="6.694cm" svg:height="2.619cm" draw:z-index="1"><draw:image xlink:href="Pictures/10000000000000FD000000635B66419F.jpg" xlink:type="simple" xlink:show="embed" xlink:actuate="onLoad"/></draw:frame><text:span text:style-name="MT1">Учебен център </text:span><text:span text:style-name="MT2">SoftAcad</text:span></text:p>
        <text:p text:style-name="MP2"/>
        <text:p text:style-name="MP3"><text:span text:style-name="MT3">website: </text:span><text:a xlink:type="simple" xlink:href="http://www.softacad.bg/"><text:span text:style-name="MT4">www.softacad.bg</text:span></text:a></text:p>
        <text:p text:style-name="MP3"><text:span text:style-name="MT3">email: </text:span><text:a xlink:type="simple" xlink:href="mailto:info@softacad.bg"><text:span text:style-name="MT4">info@softacad.bg</text:span></text:a></text:p>
        <text:p text:style-name="MP4"/>
      </style:header>
      <style:footer>
        <text:p text:style-name="MP5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islav Georgiev</meta:initial-creator>
    <meta:creation-date>2011-05-02T16:56:39.49</meta:creation-date>
    <dc:date>2012-03-07T00:09:12.02</dc:date>
    <dc:creator>Stanislav Georgiev</dc:creator>
    <meta:editing-duration>PT52M59S</meta:editing-duration>
    <meta:editing-cycles>9</meta:editing-cycles>
    <meta:generator>OpenOffice.org/3.3$Win32 OpenOffice.org_project/330m20$Build-9567</meta:generator>
    <meta:document-statistic meta:table-count="0" meta:image-count="1" meta:object-count="0" meta:page-count="2" meta:paragraph-count="43" meta:word-count="339" meta:character-count="1904"/>
  </office:meta>
</office:document-meta>
</file>